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C000001DCC6F6ED7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4.2917in" svg:height="4.9583in" draw:z-index="0"><draw:image xlink:href="Pictures/100000010000019C000001DCC6F6ED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06:57:59.879636019</meta:creation-date>
    <dc:date>2024-09-28T06:58:26.161715135</dc:date>
    <meta:editing-duration>PT27S</meta:editing-duration>
    <meta:editing-cycles>1</meta:editing-cycles>
    <meta:generator>LibreOffice/24.2.5.2$Linux_X86_64 LibreOffice_project/42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